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5 4 2 2 2 2 2 4"/>
  </office:font-face-decls>
  <office:automatic-styles>
    <style:style style:name="P1" style:parent-style-name="Textbody" style:master-page-name="MP0" style:family="paragraph">
      <style:paragraph-properties fo:text-align="center" fo:margin-top="0.1409in" fo:margin-left="0.4597in" fo:margin-right="0.1736in">
        <style:tab-stops/>
      </style:paragraph-properties>
      <style:text-properties style:font-name="Times New Roman" fo:language="ru" fo:country="RU"/>
    </style:style>
    <style:style style:name="P2" style:parent-style-name="Textbody" style:family="paragraph">
      <style:paragraph-properties fo:text-align="center" fo:margin-top="0.1409in" fo:margin-left="0.4597in" fo:margin-right="0.1736in">
        <style:tab-stops/>
      </style:paragraph-properties>
      <style:text-properties style:font-name="Times New Roman" fo:language="ru" fo:country="RU"/>
    </style:style>
    <style:style style:name="P3" style:parent-style-name="Textbody" style:family="paragraph">
      <style:text-properties style:font-name="Times New Roman" fo:language="ru" fo:country="RU"/>
    </style:style>
    <style:style style:name="P4" style:parent-style-name="Textbody" style:family="paragraph">
      <style:text-properties style:font-name="Times New Roman" fo:language="ru" fo:country="RU"/>
    </style:style>
    <style:style style:name="P5" style:parent-style-name="Textbody" style:family="paragraph">
      <style:text-properties style:font-name="Times New Roman" fo:language="ru" fo:country="RU"/>
    </style:style>
    <style:style style:name="P6" style:parent-style-name="Textbody" style:family="paragraph">
      <style:text-properties style:font-name="Times New Roman" fo:language="ru" fo:country="RU"/>
    </style:style>
    <style:style style:name="P7" style:parent-style-name="Textbody" style:family="paragraph">
      <style:text-properties style:font-name="Times New Roman" fo:language="ru" fo:country="RU"/>
    </style:style>
    <style:style style:name="P8" style:parent-style-name="Textbody" style:family="paragraph">
      <style:text-properties style:font-name="Times New Roman" fo:language="ru" fo:country="RU"/>
    </style:style>
    <style:style style:name="P9" style:parent-style-name="Textbody" style:family="paragraph">
      <style:text-properties style:font-name="Times New Roman" fo:language="ru" fo:country="RU"/>
    </style:style>
    <style:style style:name="P10" style:parent-style-name="Textbody" style:family="paragraph">
      <style:paragraph-properties fo:margin-top="0.0055in"/>
      <style:text-properties style:font-name="Times New Roman" fo:language="ru" fo:country="RU"/>
    </style:style>
    <style:style style:name="P11" style:parent-style-name="Textbody" style:family="paragraph">
      <style:paragraph-properties fo:text-align="center" fo:margin-top="0.1631in" fo:margin-left="0.4597in" fo:margin-right="0.1736in">
        <style:tab-stops/>
      </style:paragraph-properties>
      <style:text-properties style:font-name="Times New Roman" fo:font-weight="bold" style:font-weight-asian="bold" style:font-weight-complex="bold" fo:language="ru" fo:country="RU"/>
    </style:style>
    <style:style style:name="P12" style:parent-style-name="Textbody" style:family="paragraph">
      <style:paragraph-properties fo:text-align="center" fo:margin-top="0.1631in" fo:margin-left="0.4597in" fo:margin-right="0.1736in">
        <style:tab-stops/>
      </style:paragraph-properties>
      <style:text-properties style:font-name="Times New Roman" fo:language="ru" fo:country="RU"/>
    </style:style>
    <style:style style:name="P13" style:parent-style-name="Textbody" style:family="paragraph">
      <style:paragraph-properties fo:text-align="center" fo:margin-top="0.1631in" fo:margin-left="0.4597in" fo:margin-right="0.1736in">
        <style:tab-stops/>
      </style:paragraph-properties>
      <style:text-properties style:font-name="Times New Roman" fo:language="ru" fo:country="RU"/>
    </style:style>
    <style:style style:name="P14" style:parent-style-name="Textbody" style:family="paragraph">
      <style:paragraph-properties fo:text-align="center" fo:margin-top="0.1631in" fo:margin-left="0.4597in" fo:margin-right="0.1736in">
        <style:tab-stops/>
      </style:paragraph-properties>
      <style:text-properties style:font-name="Times New Roman" fo:language="ru" fo:country="RU"/>
    </style:style>
    <style:style style:name="P1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S1" style:family="section">
      <style:section-properties fo:margin-left="0.3625in" fo:margin-right="-0.0027in" style:writing-mode="lr-tb"/>
    </style:style>
    <style:style style:name="P31" style:parent-style-name="Standard" style:family="paragraph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P32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3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9" style:parent-style-name="Standard" style:master-page-name="MP2" style:family="paragraph">
      <style:paragraph-properties fo:break-before="page"/>
    </style:style>
    <style:style style:name="T40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41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42" style:parent-style-name="DefaultParagraphFon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43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44" style:parent-style-name="Standard" style:family="paragraph">
      <style:text-properties style:font-name="Times New Roman" fo:color="#000000" fo:font-size="14pt" style:font-size-asian="14pt" style:font-size-complex="14pt" fo:language="ru" fo:country="RU"/>
    </style:style>
    <style:style style:name="P45" style:parent-style-name="Standard" style:family="paragraph">
      <style:text-properties style:font-name="Times New Roman" fo:color="#000000" fo:font-size="14pt" style:font-size-asian="14pt" style:font-size-complex="14pt" fo:language="ru" fo:country="RU"/>
    </style:style>
    <style:style style:name="T46" style:parent-style-name="DefaultParagraphFont" style:family="text">
      <style:text-properties style:font-name="Times New Roman" fo:color="#000000" fo:font-size="14pt" style:font-size-asian="14pt" style:font-size-complex="14pt" fo:language="ru" fo:country="RU"/>
    </style:style>
    <style:style style:name="P47" style:parent-style-name="Standard" style:family="paragraph">
      <style:text-properties style:font-name="Times New Roman" fo:color="#000000" fo:font-size="14pt" style:font-size-asian="14pt" style:font-size-complex="14pt" fo:language="ru" fo:country="RU"/>
    </style:style>
    <style:style style:name="P48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4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5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5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5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53" style:parent-style-name="Hyperlink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54" style:parent-style-name="Hyperlink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55" style:parent-style-name="Hyperlink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56" style:parent-style-name="DefaultParagraphFont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5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58" style:parent-style-name="DefaultParagraphFont" style:family="text">
      <style:text-properties fo:color="#2A2F37" fo:background-color="#FFFFFF"/>
    </style:style>
    <style:style style:name="T59" style:parent-style-name="DefaultParagraphFont" style:family="text">
      <style:text-properties style:font-name="Times New Roman" fo:color="#2A2F37" fo:font-size="14pt" style:font-size-asian="14pt" style:font-size-complex="14pt" fo:background-color="#FFFFFF"/>
    </style:style>
    <style:style style:name="T60" style:parent-style-name="DefaultParagraphFont" style:family="text">
      <style:text-properties style:font-name="Times New Roman" fo:color="#2A2F37" fo:font-size="14pt" style:font-size-asian="14pt" style:font-size-complex="14pt" fo:background-color="#FFFFFF" fo:language="ru" fo:country="RU"/>
    </style:style>
    <style:style style:name="T61" style:parent-style-name="DefaultParagraphFont" style:family="text">
      <style:text-properties style:font-name="Times New Roman" fo:color="#2A2F37" fo:font-size="14pt" style:font-size-asian="14pt" style:font-size-complex="14pt" fo:background-color="#FFFFFF"/>
    </style:style>
    <style:style style:name="P62" style:parent-style-name="Standard" style:family="paragraph">
      <style:paragraph-properties fo:text-indent="0.2916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63" style:parent-style-name="Normal" style:family="paragraph">
      <style:paragraph-properties fo:widows="2" fo:orphans="2" style:vertical-align="auto" fo:margin-bottom="0.1562in" style:line-height-at-least="0.3645in" fo:background-color="#FFFFFF"/>
      <style:text-properties style:font-name-asian="Times New Roman" fo:font-weight="bold" style:font-weight-asian="bold" style:font-weight-complex="bold" fo:color="#2A2F37" fo:letter-spacing="-0.0034in" style:letter-kerning="true" style:language-asian="ru" style:country-asian="RU" style:language-complex="ar" style:country-complex="SA" fo:hyphenate="true"/>
    </style:style>
    <style:style style:name="P64" style:parent-style-name="Heading2" style:family="paragraph">
      <style:paragraph-properties fo:margin-top="0in" style:line-height-at-least="0.2916in" fo:background-color="#FFFFFF"/>
    </style:style>
    <style:style style:name="T65" style:parent-style-name="DefaultParagraphFont" style:family="text">
      <style:text-properties style:font-name="Times New Roman" style:font-name-complex="Times New Roman" fo:color="#2A2F37" fo:letter-spacing="0.0006in" fo:font-size="10pt" style:font-size-asian="10pt" style:font-size-complex="10pt"/>
    </style:style>
    <style:style style:name="P66" style:parent-style-name="NormalWeb" style:family="paragraph">
      <style:paragraph-properties fo:background-color="#FFFFFF"/>
    </style:style>
    <style:style style:name="T67" style:parent-style-name="DefaultParagraphFont" style:family="text">
      <style:text-properties fo:color="#2A2F37" fo:letter-spacing="0.0006in" fo:font-size="10pt" style:font-size-asian="10pt" style:font-size-complex="10pt" fo:language="ru" fo:country="RU"/>
    </style:style>
    <style:style style:name="T68" style:parent-style-name="DefaultParagraphFont" style:family="text">
      <style:text-properties fo:color="#2A2F37" fo:letter-spacing="0.0006in" fo:font-size="10pt" style:font-size-asian="10pt" style:font-size-complex="10pt"/>
    </style:style>
    <style:style style:name="T69" style:parent-style-name="DefaultParagraphFont" style:family="text">
      <style:text-properties fo:color="#2A2F37" fo:letter-spacing="0.0006in" fo:font-size="10pt" style:font-size-asian="10pt" style:font-size-complex="10pt" fo:language="ru" fo:country="RU"/>
    </style:style>
    <style:style style:name="T70" style:parent-style-name="DefaultParagraphFont" style:family="text">
      <style:text-properties fo:color="#2A2F37" fo:letter-spacing="0.0006in" fo:font-size="10pt" style:font-size-asian="10pt" style:font-size-complex="10pt"/>
    </style:style>
    <style:style style:name="T71" style:parent-style-name="DefaultParagraphFont" style:family="text">
      <style:text-properties fo:color="#2A2F37" fo:letter-spacing="0.0006in" fo:font-size="10pt" style:font-size-asian="10pt" style:font-size-complex="10pt" fo:language="ru" fo:country="RU"/>
    </style:style>
    <style:style style:name="T72" style:parent-style-name="DefaultParagraphFont" style:family="text">
      <style:text-properties fo:color="#2A2F37" fo:letter-spacing="0.0006in" fo:font-size="10pt" style:font-size-asian="10pt" style:font-size-complex="10pt"/>
    </style:style>
    <style:style style:name="T73" style:parent-style-name="DefaultParagraphFont" style:family="text">
      <style:text-properties fo:color="#2A2F37" fo:letter-spacing="0.0006in" fo:font-size="10pt" style:font-size-asian="10pt" style:font-size-complex="10pt" fo:language="ru" fo:country="RU"/>
    </style:style>
    <style:style style:name="P74" style:parent-style-name="Normal" style:family="paragraph">
      <style:paragraph-properties fo:widows="2" fo:orphans="2" style:vertical-align="auto" fo:background-color="#FFFFFF"/>
      <style:text-properties style:font-name-asian="Times New Roman" fo:color="#2A2F37" fo:letter-spacing="0.0006in" style:letter-kerning="false" style:language-asian="ru" style:country-asian="RU" style:language-complex="ar" style:country-complex="SA" fo:hyphenate="true"/>
    </style:style>
    <style:style style:name="P75" style:parent-style-name="Normal" style:family="paragraph">
      <style:paragraph-properties fo:widows="2" fo:orphans="2" style:vertical-align="auto" fo:background-color="#FFFFFF"/>
      <style:text-properties style:font-name-asian="Times New Roman" fo:color="#2A2F37" fo:letter-spacing="0.0006in" style:letter-kerning="false" style:language-asian="ru" style:country-asian="RU" style:language-complex="ar" style:country-complex="SA" fo:hyphenate="true"/>
    </style:style>
    <style:style style:name="P76" style:parent-style-name="Normal" style:family="paragraph">
      <style:paragraph-properties fo:widows="2" fo:orphans="2" style:vertical-align="auto" fo:background-color="#FFFFFF"/>
      <style:text-properties style:font-name-asian="Times New Roman" fo:color="#2A2F37" fo:letter-spacing="0.0006in" style:letter-kerning="false" style:language-asian="ru" style:country-asian="RU" style:language-complex="ar" style:country-complex="SA" fo:hyphenate="true"/>
    </style:style>
    <style:style style:name="P77" style:parent-style-name="Normal" style:family="paragraph">
      <style:paragraph-properties fo:widows="2" fo:orphans="2" style:vertical-align="auto" fo:background-color="#FFFFFF"/>
      <style:text-properties style:font-name-asian="Times New Roman" fo:color="#2A2F37" fo:letter-spacing="0.0006in" style:letter-kerning="false" style:language-asian="ru" style:country-asian="RU" style:language-complex="ar" style:country-complex="SA" fo:hyphenate="true"/>
    </style:style>
    <style:style style:name="P78" style:parent-style-name="Normal" style:family="paragraph">
      <style:paragraph-properties fo:widows="2" fo:orphans="2" style:vertical-align="auto" fo:background-color="#FFFFFF"/>
      <style:text-properties style:font-name-asian="Times New Roman" fo:color="#2A2F37" fo:letter-spacing="0.0006in" style:letter-kerning="false" style:language-asian="ru" style:country-asian="RU" style:language-complex="ar" style:country-complex="SA" fo:hyphenate="true"/>
    </style:style>
    <style:style style:name="P79" style:parent-style-name="Normal" style:family="paragraph">
      <style:paragraph-properties fo:widows="2" fo:orphans="2" style:vertical-align="auto" fo:background-color="#FFFFFF"/>
      <style:text-properties style:font-name-asian="Times New Roman" fo:color="#2A2F37" fo:letter-spacing="0.0006in" style:letter-kerning="false" style:language-asian="ru" style:country-asian="RU" style:language-complex="ar" style:country-complex="SA" fo:hyphenate="true"/>
    </style:style>
    <style:style style:name="P80" style:parent-style-name="Normal" style:family="paragraph">
      <style:paragraph-properties fo:widows="2" fo:orphans="2" style:vertical-align="auto" fo:background-color="#FFFFFF"/>
      <style:text-properties style:font-name-asian="Times New Roman" fo:color="#2A2F37" fo:letter-spacing="0.0006in" style:letter-kerning="false" style:language-asian="ru" style:country-asian="RU" style:language-complex="ar" style:country-complex="SA" fo:hyphenate="true"/>
    </style:style>
    <style:style style:name="P81" style:parent-style-name="Normal" style:family="paragraph">
      <style:paragraph-properties fo:widows="2" fo:orphans="2" style:vertical-align="auto" fo:background-color="#FFFFFF"/>
      <style:text-properties style:font-name-asian="Times New Roman" fo:color="#2A2F37" fo:letter-spacing="0.0006in" style:letter-kerning="false" style:language-asian="ru" style:country-asian="RU" style:language-complex="ar" style:country-complex="SA" fo:hyphenate="true"/>
    </style:style>
    <style:style style:name="P82" style:parent-style-name="Normal" style:family="paragraph">
      <style:paragraph-properties fo:widows="2" fo:orphans="2" style:vertical-align="auto" fo:margin-bottom="0.1562in" style:line-height-at-least="0.3645in" fo:text-indent="0.2916in" fo:background-color="#FFFFFF"/>
      <style:text-properties style:font-name-asian="Times New Roman" fo:font-weight="bold" style:font-weight-asian="bold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 fo:hyphenate="true"/>
    </style:style>
    <style:style style:name="P83" style:parent-style-name="Normal" style:family="paragraph">
      <style:paragraph-properties fo:widows="2" fo:orphans="2" style:vertical-align="auto" fo:margin-bottom="0.1562in" fo:text-indent="0.2916in" fo:background-color="#FFFFFF"/>
      <style:text-properties fo:hyphenate="true"/>
    </style:style>
    <style:style style:name="T84" style:parent-style-name="DefaultParagraphFont" style:family="text">
      <style:text-properties style:font-name-asian="Times New Roman" fo:font-weight="bold" style:font-weight-asian="bold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T85" style:parent-style-name="Hyperlink" style:family="text">
      <style:text-properties style:font-name-asian="Times New Roman" style:font-weight-complex="bold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P86" style:parent-style-name="Normal" style:family="paragraph">
      <style:paragraph-properties fo:widows="2" fo:orphans="2" style:vertical-align="auto" fo:margin-bottom="0.1562in" fo:text-indent="0.2916in" fo:background-color="#FFFFFF"/>
      <style:text-properties fo:hyphenate="true"/>
    </style:style>
    <style:style style:name="T87" style:parent-style-name="DefaultParagraphFont" style:family="text">
      <style:text-properties style:font-name-asian="Times New Roman" fo:font-weight="bold" style:font-weight-asian="bold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T88" style:parent-style-name="DefaultParagraphFont" style:family="text">
      <style:text-properties style:font-name="Helvetica" fo:color="#9AA5AA" fo:font-size="10.5pt" style:font-size-asian="10.5pt" style:font-size-complex="10.5pt" fo:background-color="#FFFFFF"/>
    </style:style>
    <style:style style:name="T89" style:parent-style-name="DefaultParagraphFont" style:family="text">
      <style:text-properties fo:color="#000000" fo:font-size="14pt" style:font-size-asian="14pt" style:font-size-complex="14pt" fo:background-color="#FFFFFF"/>
    </style:style>
    <style:style style:name="P90" style:parent-style-name="Normal" style:family="paragraph">
      <style:paragraph-properties fo:widows="2" fo:orphans="2" style:vertical-align="auto" fo:margin-bottom="0.1562in" fo:text-indent="0.2916in" fo:background-color="#FFFFFF"/>
      <style:text-properties fo:hyphenate="true"/>
    </style:style>
    <style:style style:name="T91" style:parent-style-name="DefaultParagraphFont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92" style:parent-style-name="DefaultParagraphFont" style:family="text">
      <style:text-properties fo:color="#000000" fo:font-size="14pt" style:font-size-asian="14pt" style:font-size-complex="14pt" fo:background-color="#FFFFFF"/>
    </style:style>
    <style:style style:name="P93" style:parent-style-name="Normal" style:family="paragraph">
      <style:paragraph-properties fo:widows="2" fo:orphans="2" style:vertical-align="auto" fo:margin-bottom="0.1562in" fo:text-indent="0.2916in" fo:background-color="#FFFFFF"/>
      <style:text-properties style:font-name-asian="Times New Roman" fo:font-weight="bold" style:font-weight-asian="bold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 fo:hyphenate="true"/>
    </style:style>
    <style:style style:name="P94" style:parent-style-name="Normal" style:family="paragraph">
      <style:paragraph-properties fo:widows="2" fo:orphans="2" style:vertical-align="auto" style:line-height-at-least="0.375in" fo:background-color="#FFFFFF"/>
      <style:text-properties style:font-name-asian="Times New Roman" fo:font-weight="bold" style:font-weight-asian="bold" style:font-weight-complex="bold" fo:color="#000000" style:letter-kerning="true" style:language-asian="ru" style:country-asian="RU" style:language-complex="ar" style:country-complex="SA" fo:hyphenate="true"/>
    </style:style>
    <style:style style:name="P95" style:parent-style-name="Normal" style:family="paragraph">
      <style:paragraph-properties fo:widows="2" fo:orphans="2" style:vertical-align="auto" fo:margin-bottom="0.1562in" style:line-height-at-least="0.3645in" fo:text-indent="0.2916in" fo:background-color="#FFFFFF"/>
      <style:text-properties style:font-name-asian="Times New Roman" fo:font-style="italic" style:font-style-asian="italic" style:font-style-complex="italic" fo:color="#000000" style:letter-kerning="false" fo:background-color="#FFFFFF" style:language-asian="ru" style:country-asian="RU" style:language-complex="ar" style:country-complex="SA" fo:hyphenate="true"/>
    </style:style>
    <style:style style:name="P96" style:parent-style-name="box-paragraph__text" style:family="paragraph">
      <style:paragraph-properties fo:margin-top="0.1562in" fo:margin-bottom="0.0729in" style:line-height-at-least="0.3125in" fo:background-color="#FFFFFF"/>
      <style:text-properties fo:color="#000000" fo:font-size="10pt" style:font-size-asian="10pt" style:font-size-complex="10pt"/>
    </style:style>
    <style:style style:name="P97" style:parent-style-name="box-paragraph__text" style:family="paragraph">
      <style:paragraph-properties fo:margin-top="0.1562in" fo:margin-bottom="0.0729in" style:line-height-at-least="0.3125in" fo:background-color="#FFFFFF"/>
      <style:text-properties fo:color="#000000" fo:font-size="10pt" style:font-size-asian="10pt" style:font-size-complex="10pt"/>
    </style:style>
    <style:style style:name="P98" style:parent-style-name="box-paragraph__text" style:family="paragraph">
      <style:paragraph-properties fo:margin-top="0.1562in" fo:margin-bottom="0.0729in" style:line-height-at-least="0.3125in" fo:background-color="#FFFFFF"/>
      <style:text-properties fo:color="#000000" fo:font-size="10pt" style:font-size-asian="10pt" style:font-size-complex="10pt"/>
    </style:style>
    <style:style style:name="P99" style:parent-style-name="box-paragraph__text" style:family="paragraph">
      <style:paragraph-properties fo:margin-top="0.1562in" fo:margin-bottom="0.0729in" style:line-height-at-least="0.3125in" fo:background-color="#FFFFFF"/>
      <style:text-properties fo:color="#000000" fo:font-size="10pt" style:font-size-asian="10pt" style:font-size-complex="10pt"/>
    </style:style>
    <style:style style:name="P100" style:parent-style-name="Normal" style:family="paragraph">
      <style:paragraph-properties fo:widows="2" fo:orphans="2" style:vertical-align="auto" fo:margin-bottom="0.1562in" fo:background-color="#FFFFFF"/>
      <style:text-properties style:font-name-asian="Times New Roman" fo:font-weight="bold" style:font-weight-asian="bold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 fo:hyphenate="true"/>
    </style:style>
    <style:style style:name="P101" style:parent-style-name="Normal" style:family="paragraph">
      <style:paragraph-properties fo:widows="2" fo:orphans="2" style:vertical-align="auto" fo:margin-bottom="0.1562in" fo:background-color="#FFFFFF"/>
      <style:text-properties fo:hyphenate="true"/>
    </style:style>
    <style:style style:name="T102" style:parent-style-name="DefaultParagraphFont" style:family="text">
      <style:text-properties style:font-name-asian="Times New Roman" fo:font-weight="bold" style:font-weight-asian="bold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T103" style:parent-style-name="DefaultParagraphFont" style:family="text">
      <style:text-properties style:font-name="Helvetica" fo:color="#9AA5AA" fo:font-size="10.5pt" style:font-size-asian="10.5pt" style:font-size-complex="10.5pt" fo:background-color="#FFFFFF"/>
    </style:style>
    <style:style style:name="P104" style:parent-style-name="Normal" style:family="paragraph">
      <style:paragraph-properties fo:widows="2" fo:orphans="2" style:vertical-align="auto" fo:margin-bottom="0.1562in" fo:background-color="#FFFFFF"/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 fo:hyphenate="true"/>
    </style:style>
    <style:style style:name="P105" style:parent-style-name="Normal" style:family="paragraph">
      <style:paragraph-properties fo:widows="2" fo:orphans="2" style:vertical-align="auto" fo:margin-bottom="0.1562in" fo:text-indent="0.2916in" fo:background-color="#FFFFFF"/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 fo:hyphenate="true"/>
    </style:style>
    <style:style style:name="P106" style:parent-style-name="Normal" style:family="paragraph">
      <style:paragraph-properties fo:widows="2" fo:orphans="2" style:vertical-align="auto" fo:margin-bottom="0.1562in" fo:text-indent="0.2916in" fo:background-color="#FFFFFF"/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 fo:hyphenate="true"/>
    </style:style>
    <style:style style:name="P107" style:parent-style-name="Normal" style:family="paragraph">
      <style:paragraph-properties fo:widows="2" fo:orphans="2" style:vertical-align="auto" fo:margin-bottom="0.1562in" fo:text-indent="0.2916in" fo:background-color="#FFFFFF"/>
      <style:text-properties fo:hyphenate="true"/>
    </style:style>
    <style:style style:name="T108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T109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T110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fo:language="en" fo:country="US" style:language-asian="ru" style:country-asian="RU" style:language-complex="ar" style:country-complex="SA"/>
    </style:style>
    <style:style style:name="T111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T112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fo:language="en" fo:country="US" style:language-asian="ru" style:country-asian="RU" style:language-complex="ar" style:country-complex="SA"/>
    </style:style>
    <style:style style:name="T113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T114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fo:language="en" fo:country="US" style:language-asian="ru" style:country-asian="RU" style:language-complex="ar" style:country-complex="SA"/>
    </style:style>
    <style:style style:name="T115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/>
    </style:style>
    <style:style style:name="T116" style:parent-style-name="DefaultParagraphFont" style:family="text">
      <style:text-properties style:font-name-asian="Times New Roman" style:font-weight-complex="bold" fo:color="#2A2F37" fo:letter-spacing="-0.0034in" style:letter-kerning="true" fo:font-size="14pt" style:font-size-asian="14pt" style:font-size-complex="14pt" fo:language="en" fo:country="US" style:language-asian="ru" style:country-asian="RU" style:language-complex="ar" style:country-complex="SA"/>
    </style:style>
    <style:style style:name="P117" style:parent-style-name="Normal" style:family="paragraph">
      <style:paragraph-properties fo:widows="2" fo:orphans="2" style:vertical-align="auto" fo:margin-bottom="0.1562in" fo:text-indent="0.2916in" fo:background-color="#FFFFFF"/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 fo:hyphenate="true"/>
    </style:style>
    <style:style style:name="P118" style:parent-style-name="Normal" style:family="paragraph">
      <style:paragraph-properties fo:widows="2" fo:orphans="2" style:vertical-align="auto" fo:margin-bottom="0.1562in" fo:text-indent="0.2916in" fo:background-color="#FFFFFF"/>
      <style:text-properties style:font-name-asian="Times New Roman" style:font-weight-complex="bold" fo:color="#2A2F37" fo:letter-spacing="-0.0034in" style:letter-kerning="true" fo:font-size="14pt" style:font-size-asian="14pt" style:font-size-complex="14pt" style:language-asian="ru" style:country-asian="RU" style:language-complex="ar" style:country-complex="SA" fo:hyphenate="true"/>
    </style:style>
    <style:style style:name="P119" style:parent-style-name="Standard" style:family="paragraph">
      <style:text-properties style:font-name="Times New Roman" style:font-weight-complex="bold" fo:font-size="14pt" style:font-size-asian="14pt" style:font-size-complex="14pt" fo:language="ru" fo:country="RU"/>
    </style:style>
    <style:style style:name="P120" style:parent-style-name="Standard" style:family="paragraph">
      <style:text-properties style:font-name="Times New Roman" style:font-weight-complex="bold" fo:font-size="14pt" style:font-size-asian="14pt" style:font-size-complex="14pt" fo:language="ru" fo:country="RU"/>
    </style:style>
    <style:style style:name="P121" style:parent-style-name="Standard" style:family="paragraph">
      <style:text-properties style:font-name="Times New Roman" style:font-weight-complex="bold" fo:font-size="14pt" style:font-size-asian="14pt" style:font-size-complex="14pt" fo:language="ru" fo:country="RU"/>
    </style:style>
    <style:style style:name="P122" style:parent-style-name="Standard" style:family="paragraph">
      <style:text-properties style:font-name="Times New Roman" style:font-weight-complex="bold" fo:font-size="14pt" style:font-size-asian="14pt" style:font-size-complex="14pt" fo:language="ru" fo:country="RU"/>
    </style:style>
    <style:style style:name="P123" style:parent-style-name="Standard" style:family="paragraph">
      <style:text-properties style:font-name="Times New Roman" style:font-weight-complex="bold" fo:font-size="14pt" style:font-size-asian="14pt" style:font-size-complex="14pt" fo:language="ru" fo:country="RU"/>
    </style:style>
    <style:style style:name="P124" style:parent-style-name="Standard" style:family="paragraph">
      <style:text-properties style:font-name="Times New Roman" style:font-weight-complex="bold" fo:font-size="14pt" style:font-size-asian="14pt" style:font-size-complex="14pt" fo:language="ru" fo:country="RU"/>
    </style:style>
    <style:style style:name="T12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126" style:parent-style-name="DefaultParagraphFont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12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2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29" style:parent-style-name="Standard" style:family="paragraph">
      <style:paragraph-properties fo:text-indent="0.2916in"/>
      <style:text-properties style:font-name="Times New Roman" fo:font-size="14pt" style:font-size-asian="14pt" style:font-size-complex="14pt" fo:language="ru" fo:country="RU"/>
    </style:style>
    <style:style style:name="P130" style:parent-style-name="Standard" style:family="paragraph">
      <style:paragraph-properties fo:text-indent="0.2916in"/>
      <style:text-properties style:font-name="Times New Roman" fo:font-size="14pt" style:font-size-asian="14pt" style:font-size-complex="14pt" fo:language="ru" fo:country="RU"/>
    </style:style>
    <style:style style:name="P131" style:parent-style-name="Standard" style:family="paragraph">
      <style:paragraph-properties fo:margin-left="0.2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132" style:parent-style-name="Standard" style:family="paragraph">
      <style:paragraph-properties fo:margin-left="0.2916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133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3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3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3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3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3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39" style:parent-style-name="Standard" style:family="paragraph">
      <style:paragraph-properties fo:text-indent="0.2916in"/>
      <style:text-properties style:font-name="Times New Roman" fo:font-size="14pt" style:font-size-asian="14pt" style:font-size-complex="14pt" fo:language="ru" fo:country="RU"/>
    </style:style>
    <style:style style:name="P140" style:parent-style-name="Standard" style:family="paragraph">
      <style:text-properties style:font-name="Times New Roman" style:font-name-asian="Times New Roman" fo:font-size="14pt" style:font-size-asian="14pt" style:font-size-complex="14pt" fo:language="ru" fo:country="RU"/>
    </style:style>
  </office:automatic-styles>
  <office:body>
    <office:text text:use-soft-page-breaks="true">
      <text:p text:style-name="P1">БГУИР</text:p>
      <text:p text:style-name="P2">Кафедра ЗИ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Отчёт</text:p>
      <text:p text:style-name="P12">По практическому занятию №5</text:p>
      <text:p text:style-name="P13">По теме</text:p>
      <text:p text:style-name="P14">«ОЦЕНКА ДОСТОВЕРНОСТИ ИНФОРМАЦИИ<text:tab/>»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ection text:name="Sect1" text:style-name="S1">
        <text:soft-page-break/>
        <text:p text:style-name="P31">Выполнили:<text:tab/><text:tab/><text:tab/><text:tab/><text:tab/><text:tab/><text:tab/><text:tab/><text:tab/><text:tab/><text:tab/><text:tab/><text:tab/><text:tab/><text:tab/>Проверил:</text:p>
        <text:p text:style-name="P32">Студенты гр.№153501<text:tab/><text:tab/><text:tab/><text:tab/><text:tab/><text:tab/><text:tab/><text:tab/><text:tab/><text:tab/><text:tab/><text:tab/>Столер Д.В.</text:p>
        <text:p text:style-name="P33">Тимофеев К.А.<text:line-break/>Глебцова Е.Н.</text:p>
        <text:p text:style-name="P34">Шевцова Д.С.</text:p>
        <text:p text:style-name="P35"/>
        <text:p text:style-name="P36"/>
        <text:p text:style-name="P37"/>
        <text:p text:style-name="P38">Минск 2022</text:p>
      </text:section>
      <text:soft-page-break/>
      <text:p text:style-name="P39"><text:span text:style-name="T40"><text:tab/>Цель<text:s/></text:span><text:span text:style-name="T41">работы</text:span><text:span text:style-name="T42">:<text:s/></text:span><text:span text:style-name="T43">изучить методику позволяющую выполнить оценку</text:span></text:p>
      <text:p text:style-name="P44">достоверности информации и получить практические навыки по ее</text:p>
      <text:p text:style-name="P45">применению. Развитие критического мышления и навыков анализа</text:p>
      <text:p text:style-name="Standard"><text:span text:style-name="T46">информации.</text:span></text:p>
      <text:p text:style-name="P47"/>
      <text:p text:style-name="P48">Статьи</text:p>
      <text:p text:style-name="Standard"><text:span text:style-name="T49"><text:tab/></text:span><text:span text:style-name="T50">Статья</text:span><text:span text:style-name="T51"><text:s/>1.<text:s/></text:span></text:p>
      <text:p text:style-name="Standard"><text:span text:style-name="T52"><text:tab/>Ссылка:<text:s/></text:span><text:a xlink:href="https://www.sport-express.ru/football/world/2022/reviews/chm-2022-v-matche-angliya-iran-sudya-dobavil-14-minut-k-pervomu-tayme-podrobnosti-2001124/" office:target-frame-name="_top" xlink:show="replace"><text:span text:style-name="T53">https://www.sport-express.ru/football/world/2022/reviews/chm-2022-v-matche-angliya-iran-sudya</text:span><text:bookmark-start text:name="_Hlt120659785"/><text:bookmark-start text:name="_Hlt120659786"/><text:span text:style-name="T54">-</text:span><text:bookmark-end text:name="_Hlt120659785"/><text:bookmark-end text:name="_Hlt120659786"/><text:span text:style-name="T55">dobavil-14-minut-k-pervomu-tayme-podrobnosti-2001124/</text:span></text:a></text:p>
      <text:p text:style-name="Standard"><text:span text:style-name="T56"><text:tab/></text:span><text:span text:style-name="T57">Дата:</text:span><text:span text:style-name="T58"><text:s/></text:span><text:span text:style-name="T59">21 ноября</text:span><text:span text:style-name="T60"><text:s/>2022</text:span><text:span text:style-name="T61">, 17:50</text:span></text:p>
      <text:p text:style-name="P62">Текст статьи:</text:p>
      <text:p text:style-name="P63">На ЧМ поставили рекорд и переиграли 27 минут. Все дело в травме вратаря Ирана, который не хотел уходить с поля</text:p>
      <text:h text:style-name="P64" text:outline-level="2"><text:span text:style-name="T65">А еще у судей новые рекомендации.</text:span></text:h>
      <text:p text:style-name="P66"><text:span text:style-name="T67">Первый тайм матча Англии и</text:span><text:span text:style-name="T68"> </text:span><text:span text:style-name="T69">Ирана на</text:span><text:span text:style-name="T70"> </text:span><text:span text:style-name="T71">ЧМ-2022 продлился 59 минут из-за добавленного времени. Арбитр встречи Рафаэл Клаус решил приплюсовать аж</text:span><text:span text:style-name="T72"> </text:span><text:span text:style-name="T73">14 минут. Это рекорд чемпионатов мира.</text:span></text:p>
      <text:p text:style-name="P74">Во многом это связано с травмой вратаря сборной Ирана Алирезы Бейранванда, который столкнулся с партнером и долго не мог подняться с газона. Голкипер разбил нос, однако поначалу отказывался от замены. Его долго приводили в чувство, проводили лечебные процедуры, дали новый свитер...</text:p>
      <text:p text:style-name="P75">Эпизод с травмой Бейранванда случился на 8-й минуте встречи и лишь на 15-й игра возобновилась, но спустя минуту Бейранванд сел на газон и жестом все же попросил замену. Вратаря унесли на носилках. Суммарно из-за травмы голкипера игра была приостановлена на 8-9 минут.</text:p>
      <text:p text:style-name="P76">Англия забила в первом тайме три гола — это тоже повод для рефери компенсировать несколько минут.</text:p>
      <text:p text:style-name="P77">Но помимо этого арбитрам ЧМ-2022 перед турниром было дано строгое указание добавлять больше времени, компенсируя остановки.</text:p>
      <text:p text:style-name="P78">Во втором тайме Рафаэл Клаус добавил 10 минут. А когда они истекли, после подсказки ВАР и просмотра повтора назначил пенальти в ворота англичан. В итоге команды провели на поле 13 минут после окончания основного времени. И всего — 90 + 27 минут за два тайма.</text:p>
      <text:p text:style-name="P79">Судя по всему, теперь большинство матчей будет идти более 100 минут в зависимости от числа забитых голов, количества травм и замен, частоты и продолжительности вмешательства ВАР и других затяжек времени.</text:p>
      <text:p text:style-name="P80">Организаторы стараются увеличить чистое время матча, ведь обычно оно составляет от 49 до 55 минут. Именно поэтому перед ЧМ-2022 судьям на семинарах напомнили о необходимости более тщательного подхода к данному вопросу и необходимости компенсировать любую потерю.</text:p>
      <text:p text:style-name="P81">Скажем, в матче открытия турнира Катар — Эквадор арбитр Даниэле Орсато прибавил к первому тайму 5 минут и столько же — ко второму. Игра длилась около 100 минут. Англия — Иран перекрыли этот показатель уже в первом тайме. Кто больше?</text:p>
      <text:p text:style-name="P82">Статья <text:s/>2.</text:p>
      <text:p text:style-name="P83"><text:span text:style-name="T84">Ссылка:<text:s/></text:span><text:a xlink:href="https://www.vedomosti.ru/newspaper/articles/2011/11/10/ezda_po_pravilam" office:target-frame-name="_top" xlink:show="replace"><text:span text:style-name="T85">https://www.vedomosti.ru/newspaper/articles/2011/11/10/ezda_po_pravilam</text:span></text:a></text:p>
      <text:p text:style-name="P86"><text:span text:style-name="T87">Дата:</text:span><text:span text:style-name="T88"><text:s/></text:span><text:span text:style-name="T89">10 ноября 2011, 01:08</text:span></text:p>
      <text:p text:style-name="P90"><text:span text:style-name="T91">Автор:<text:s/></text:span><text:span text:style-name="T92">Ольга Страховская</text:span></text:p>
      <text:p text:style-name="P93">Текст статьи:</text:p>
      <text:p text:style-name="P94">Фильм "Драйв": о чем думает молчаливый герой Райана Гослинга, не знают ни персонажи фильма, ни зрители</text:p>
      <text:soft-page-break/>
      <text:p text:style-name="P95">В своем американском дебюте «Драйв» Николас Виндинг Рефн одновременно пытается объясниться в любви Голливуду и не потерять сдержанное европейское лицо. В Каннах он получил титул лучшего режиссера года</text:p>
      <text:p text:style-name="P96">Белобрысый мужчина с зубочисткой в зубах и в серебряной куртке невозмутимо уводит преступников от погони, минут десять лавируя по ночному Лос-Анджелесу: рука на баранке, огни за окном. Камера пролетает над городом, за кадром вступает мечтательный синти-поп, и лишь затем появляются первые титры – прием, которым в кинематографе, кажется, не пользовался никто последние лет двадцать. К моменту, когда на экране всплывает имя Райана Гослинга в неоново-розовом цвете, не растаять может лишь тот, кто не вырос на голливудской продукции 80-х; в эту секунду кажется, что сердце отдано фильму не на полтора часа вперед, а навек. Но, как часто случается с любовью с первого взгляда, впоследствии не раз приходится вспомнить житейскую мудрость: внешность обманчива.</text:p>
      <text:p text:style-name="P97">Всю свою кинематографическую карьеру датчанин Рефн снимал мир криминала: трилогию «Пушер» про наркоторговлю, «Бронсона» про агрессивного британского заключенного и упоительно кровожадную «Вальгаллу: сагу о викинге», где одноглазый нонконформист заводил крестовый поход в ад, оставляя за собой след из проломленных черепов. Впрочем, одного взгляда на режиссера-очкарика, который на каннской церемонии первым делом передал привет маме, достаточно, чтобы понять: о брутальных нравах он знает только из кинофильмов. «Драйв», снятый им с подачи Гослинга (подписавшегося на роль при условии, что снимать будет Рефн), так наивно и откровенно сообщает об этой режиссерской слабости, что выглядит одновременно объяснительной и любовной запиской по данному поводу.</text:p>
      <text:p text:style-name="P98">Фильму не раз припомнили, что его сюжет на голубом глазу позаимствован из «Вора» Майкла Манна, «Драйвера» Уолтера Хилла и еще десятка историй про немногословного, но эффективного мужчину без прошлого. В данном случае – докрученного до уровня метаклише: Гослинг играет героя не просто без имени, но и без мотиваций и, кажется, мыслей в целом – точнее, разобраться в них не в состоянии люди ни по ту, ни по эту сторону экрана. Определенно понятно лишь, что насыщенная двойная жизнь водилы (по ночам соучастника преступного мира, днем каскадера и автомеханика) не способна заполнить пустоту на месте его сердца и других органов чувств; проблеск надежды маячит в лице робкой соседки (Маллиган) с сыном, но тут из тюрьмы некстати выходит ее супруг, и дело принимает совсем не романтический оборот.</text:p>
      <text:p text:style-name="P99">Ничего криминального в этом кинематографическом жульничестве не было бы, если бы Рефну было что сказать. Но, как и герой, он, кажется, исходит из принципа «смолчи – за умного сойдешь»: пространство между вспышками насилия заполнено затяжными пустотами и взглядами за окно, в которых должна читаться многозначительность. Подвох в том, что ее там нет, а есть только блестящая форма (уже по<text:s/><text:soft-page-break/>«Вальгалле» было видно, что снимать пейзажи ему чуть интереснее, чем людей). Рефн, безусловно, соображает, как копировать позу и жесты крутых парней. Вот только для вступления в этот клуб недостаточно просто глубокомысленно перекатить зубочистку из правого угла рта в левый.</text:p>
      <text:p text:style-name="P100">Оценка достоверности информации:</text:p>
      <text:p text:style-name="P101"><text:span text:style-name="T102"><text:tab/>Статья 1:</text:span><text:span text:style-name="T103"><text:s/></text:span></text:p>
      <text:p text:style-name="P104">Этап 1:</text:p>
      <text:p text:style-name="P105">1.Владислав Зимагулов, журналист.</text:p>
      <text:p text:style-name="P106"><text:s text:c="3"/>Мужчина 31<text:s/>год. г. Казань, Россия</text:p>
      <text:p text:style-name="P107"><text:span text:style-name="T108"><text:s text:c="3"/></text:span><text:span text:style-name="T109">Адрес почты:<text:s/></text:span><text:span text:style-name="T110">twitter</text:span><text:span text:style-name="T111">.</text:span><text:span text:style-name="T112">com</text:span><text:span text:style-name="T113">/</text:span><text:span text:style-name="T114">vlad</text:span><text:span text:style-name="T115">_</text:span><text:span text:style-name="T116">zima</text:span></text:p>
      <text:p text:style-name="P117">2.<text:s/>Корреспондент отдела футбола. Имеет <text:s/>более 1 тыс. статей<text:tab/>с подробным описанием и изложением материала. В данной теме автору можно доверять.</text:p>
      <text:p text:style-name="P118">3.<text:s/>Ссылается на официальные записи трансляций и матчей</text:p>
      <text:p text:style-name="P119">Этап 2:</text:p>
      <text:p text:style-name="P120"><text:tab/>Цифровая статья, расположенная на сайте<text:tab/><text:s/>«Спорт-Экспресс», который является довольно популярным в этой тематике.</text:p>
      <text:p text:style-name="P121">Этап 3:</text:p>
      <text:p text:style-name="P122"><text:tab/>Статья представляет фактическую информацию.</text:p>
      <text:p text:style-name="P123">Этап 4:</text:p>
      <text:p text:style-name="P124"><text:tab/>Статья представляет информацию в полном объеме и избегает недосказанностей.</text:p>
      <text:p text:style-name="Standard"><text:span text:style-name="T125"><text:tab/></text:span><text:span text:style-name="T126">Статья 2:</text:span></text:p>
      <text:p text:style-name="P127">Этап 1:</text:p>
      <text:p text:style-name="P128"><text:tab/>1.<text:s/>Ольга Страховская, журналист</text:p>
      <text:p text:style-name="P129"><text:s text:c="4"/>Женщина, 31 год (на момент написания статьи). г. Москва, Россия</text:p>
      <text:p text:style-name="P130"><text:s text:c="4"/>Адрес почты: неизвестен</text:p>
      <text:p text:style-name="P131">2. Независимый кинокритик, публикуемый в различных изданиях. Имеет <text:s text:c="9"/>31 статью на тематику кино. <text:s/>В данной теме автор работал мало.</text:p>
      <text:p text:style-name="P132">3. Ссылается на просмотренный в кинотеатре фильм и на предыдущие фильмы того же режиссера.</text:p>
      <text:p text:style-name="P133">Этап 2:</text:p>
      <text:p text:style-name="P134"><text:tab/>Цифровая статья, опубликованная на сайте газеты «Ведомости», которая существует с 1999 года.<text:s/>На кино сайт не специализируется, поэтому к информации по этой теме стоит относиться настороженно.</text:p>
      <text:p text:style-name="P135">Этап 3:</text:p>
      <text:p text:style-name="P136"><text:tab/>Статья выражает оценочное суждение автора.</text:p>
      <text:p text:style-name="P137">Этап 4:</text:p>
      <text:p text:style-name="P138"><text:tab/>Статья представляет информацию в неполном объеме, т.к.<text:s/>статья ни разу не разбирает конкретные моменты из фильма.</text:p>
      <text:p text:style-name="P139"><text:s text:c="3"/></text:p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5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-asian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Calibri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rmalWeb" style:display-name="Normal (Web)" style:family="paragraph">
      <style:paragraph-properties fo:widows="2" fo:orphans="2"/>
      <style:text-properties fo:font-size="12pt" style:font-size-asian="12pt" style:font-size-complex="12pt" fo:language="en" fo:country="US" style:language-complex="ar" style:country-complex="SA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weight="bold" style:font-weight-asian="bold" fo:font-style="italic" style:font-style-asian="italic" fo:font-size="14pt" style:font-size-asian="14pt" style:font-size-complex="14pt" style:text-underline-type="none" style:text-underline-color="font-color"/>
    </style:style>
    <style:style style:name="ListLabel2" style:display-name="ListLabel 2" style:family="text">
      <style:text-properties fo:font-weight="bold" style:font-weight-asian="bold" fo:font-style="italic" style:font-style-asian="italic" style:text-underline-type="none" style:text-underline-color="font-color"/>
    </style:style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fo:font-style="italic" style:font-style-asian="italic" fo:font-size="14pt" style:font-size-asian="14pt" style:font-size-complex="14pt" style:text-underline-type="none" style:text-underline-color="font-color"/>
    </style:style>
    <style:style style:name="WW_CharLFO1LVL2" style:family="text">
      <style:text-properties fo:font-weight="bold" style:font-weight-asian="bold" fo:font-style="italic" style:font-style-asian="italic" style:text-underline-type="none" style:text-underline-color="font-color"/>
    </style:style>
    <style:style style:name="WW_CharLFO1LVL3" style:family="text">
      <style:text-properties fo:font-weight="bold" style:font-weight-asian="bold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1" text:display-levels="2">
        <style:list-level-properties/>
      </text:list-level-style-number>
      <text:list-level-style-number text:level="3" text:style-name="WW_CharLFO1LVL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style-name="WW_CharLFO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/>
      </text:list-level-style-bullet>
      <text:list-level-style-bullet text:level="2" text:style-name="WW_CharLFO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/>
      </text:list-level-style-bullet>
      <text:list-level-style-bullet text:level="2" text:style-name="WW_CharLFO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/>
      </text:list-level-style-bullet>
      <text:list-level-style-bullet text:level="2" text:style-name="WW_CharLFO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7LVL1" style:family="text">
      <style:text-properties fo:font-weight="bold" style:font-weight-asian="bold" style:font-weight-complex="bold"/>
    </style:style>
    <text:list-style style:name="WWNum7" style:display-name="WWNum7">
      <text:list-level-style-number text:level="1" text:style-name="WW_CharLFO7LVL1" style:num-suffix="-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fo:font-weight="bold" style:font-weight-asian="bold" style:font-weight-complex="bold"/>
    </style:style>
    <text:list-style style:name="WWNum8" style:display-name="WWNum8">
      <text:list-level-style-number text:level="1" text:style-name="WW_CharLFO8LVL1" style:num-suffix="-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-asian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box-paragraph__text" style:display-name="box-paragraph__text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5in" fo:margin-left="1.1416in" fo:margin-bottom="0.5in" fo:margin-right="0.62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ABOBUS</dc:creator>
    <meta:creation-date>2022-11-29T21:28:00Z</meta:creation-date>
    <dc:date>2022-11-29T21:28:00Z</dc:date>
    <meta:print-date>2022-11-01T22:40:00Z</meta:print-date>
    <meta:template xlink:href="Normal.dotm" xlink:type="simple"/>
    <meta:editing-cycles>2</meta:editing-cycles>
    <meta:editing-duration>PT0S</meta:editing-duration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document-statistic meta:page-count="4" meta:paragraph-count="15" meta:word-count="1161" meta:character-count="7770" meta:row-count="55" meta:non-whitespace-character-count="6624"/>
  </office:meta>
</office:document-meta>
</file>